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549in" fo:margin-left="0.0417in" table:align="left"/>
    </style:style>
    <style:style style:name="Table1.A" style:family="table-column">
      <style:table-column-properties style:column-width="0.4979in"/>
    </style:style>
    <style:style style:name="Table1.B" style:family="table-column">
      <style:table-column-properties style:column-width="5.3736in"/>
    </style:style>
    <style:style style:name="Table1.C" style:family="table-column">
      <style:table-column-properties style:column-width="0.78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d786" officeooo:paragraph-rsid="0019d786"/>
    </style:style>
    <style:style style:name="P2" style:family="paragraph" style:parent-style-name="Table_20_Contents">
      <style:text-properties officeooo:rsid="0019d786" officeooo:paragraph-rsid="0019d786"/>
    </style:style>
    <style:style style:name="P3" style:family="paragraph" style:parent-style-name="Table_20_Contents">
      <style:text-properties officeooo:rsid="001a90c6" officeooo:paragraph-rsid="001a90c6"/>
    </style:style>
    <style:style style:name="P4" style:family="paragraph" style:parent-style-name="Table_20_Contents">
      <style:text-properties officeooo:rsid="001b0621" officeooo:paragraph-rsid="001b0621"/>
    </style:style>
    <style:style style:name="P5" style:family="paragraph" style:parent-style-name="Table_20_Contents">
      <style:text-properties officeooo:rsid="001c2044" officeooo:paragraph-rsid="001c2044"/>
    </style:style>
    <style:style style:name="P6" style:family="paragraph" style:parent-style-name="Table_20_Contents">
      <style:text-properties officeooo:rsid="001c5d9c" officeooo:paragraph-rsid="001c5d9c"/>
    </style:style>
    <style:style style:name="P7" style:family="paragraph" style:parent-style-name="Table_20_Contents">
      <style:text-properties officeooo:rsid="002b874c" officeooo:paragraph-rsid="002b874c"/>
    </style:style>
    <style:style style:name="P8" style:family="paragraph" style:parent-style-name="Standard">
      <style:text-properties officeooo:rsid="0021ee28" officeooo:paragraph-rsid="0021ee28"/>
    </style:style>
    <style:style style:name="P9" style:family="paragraph" style:parent-style-name="Standard">
      <style:text-properties officeooo:rsid="0021ee28" officeooo:paragraph-rsid="00222583"/>
    </style:style>
    <style:style style:name="P10" style:family="paragraph" style:parent-style-name="Standard">
      <style:text-properties officeooo:rsid="0021ee28" officeooo:paragraph-rsid="00238984"/>
    </style:style>
    <style:style style:name="P11" style:family="paragraph" style:parent-style-name="Standard">
      <style:text-properties officeooo:rsid="0021ee28" officeooo:paragraph-rsid="002403de"/>
    </style:style>
    <style:style style:name="P12" style:family="paragraph" style:parent-style-name="Standard">
      <style:text-properties officeooo:rsid="0021ee28" officeooo:paragraph-rsid="00267a19"/>
    </style:style>
    <style:style style:name="P13" style:family="paragraph" style:parent-style-name="Standard">
      <style:text-properties officeooo:rsid="0021ee28" officeooo:paragraph-rsid="0027c69c"/>
    </style:style>
    <style:style style:name="P14" style:family="paragraph" style:parent-style-name="Standard">
      <style:text-properties officeooo:rsid="0021ee28" officeooo:paragraph-rsid="0029a013"/>
    </style:style>
    <style:style style:name="P15" style:family="paragraph" style:parent-style-name="Standard">
      <style:text-properties officeooo:rsid="0021ee28" officeooo:paragraph-rsid="002b874c"/>
    </style:style>
    <style:style style:name="P16" style:family="paragraph" style:parent-style-name="Standard">
      <style:text-properties officeooo:rsid="00222583" officeooo:paragraph-rsid="00222583"/>
    </style:style>
    <style:style style:name="P17" style:family="paragraph" style:parent-style-name="Standard">
      <style:text-properties officeooo:rsid="00238984" officeooo:paragraph-rsid="00238984"/>
    </style:style>
    <style:style style:name="P18" style:family="paragraph" style:parent-style-name="Standard">
      <style:text-properties officeooo:rsid="0025ed7b" officeooo:paragraph-rsid="0025ed7b"/>
    </style:style>
    <style:style style:name="P19" style:family="paragraph" style:parent-style-name="Standard">
      <style:text-properties officeooo:rsid="00266416" officeooo:paragraph-rsid="00266416"/>
    </style:style>
    <style:style style:name="P20" style:family="paragraph" style:parent-style-name="Standard">
      <style:text-properties officeooo:rsid="00267a19" officeooo:paragraph-rsid="00267a19"/>
    </style:style>
    <style:style style:name="P21" style:family="paragraph" style:parent-style-name="Standard">
      <style:text-properties officeooo:rsid="0027c69c" officeooo:paragraph-rsid="0027c69c"/>
    </style:style>
    <style:style style:name="P22" style:family="paragraph" style:parent-style-name="Standard">
      <style:text-properties officeooo:rsid="0029a013" officeooo:paragraph-rsid="0029a013"/>
    </style:style>
    <style:style style:name="P23" style:family="paragraph" style:parent-style-name="Standard">
      <style:text-properties officeooo:rsid="002b874c" officeooo:paragraph-rsid="002b874c"/>
    </style:style>
    <style:style style:name="T1" style:family="text">
      <style:text-properties officeooo:rsid="001e4c5b"/>
    </style:style>
    <style:style style:name="T2" style:family="text">
      <style:text-properties officeooo:rsid="0019d786"/>
    </style:style>
    <style:style style:name="T3" style:family="text">
      <style:text-properties officeooo:rsid="002403de"/>
    </style:style>
    <style:style style:name="T4" style:family="text">
      <style:text-properties officeooo:rsid="001c5d9c"/>
    </style:style>
    <style:style style:name="T5" style:family="text">
      <style:text-properties officeooo:rsid="001c2044"/>
    </style:style>
    <style:style style:name="T6" style:family="text">
      <style:text-properties officeooo:rsid="00267a19"/>
    </style:style>
    <style:style style:name="T7" style:family="text">
      <style:text-properties officeooo:rsid="001b0621"/>
    </style:style>
    <style:style style:name="T8" style:family="text">
      <style:text-properties officeooo:rsid="0027c69c"/>
    </style:style>
    <style:style style:name="T9" style:family="text">
      <style:text-properties officeooo:rsid="0029a013"/>
    </style:style>
    <style:style style:name="T10" style:family="text">
      <style:text-properties officeooo:rsid="001a90c6"/>
    </style:style>
    <style:style style:name="T11" style:family="text">
      <style:text-properties officeooo:rsid="002b87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INDEX</text:p>
      <table:table table:name="Table1" table:style-name="Table1">
        <table:table-column table:style-name="Table1.A"/>
        <table:table-column table:style-name="Table1.B"/>
        <table:table-column table:style-name="Table1.C"/>
        <table:table-row>
          <table:table-cell table:style-name="Table1.A1" office:value-type="string">
            <text:p text:style-name="P2">NO</text:p>
          </table:table-cell>
          <table:table-cell table:style-name="Table1.A1" office:value-type="string">
            <text:p text:style-name="P2"><text:s text:c="52"/>PROBLEM</text:p>
          </table:table-cell>
          <table:table-cell table:style-name="Table1.C1" office:value-type="string">
            <text:p text:style-name="P2">PAGE</text:p>
          </table:table-cell>
        </table:table-row>
        <table:table-row>
          <table:table-cell table:style-name="Table1.A2" office:value-type="string">
            <text:p text:style-name="P2">01</text:p>
          </table:table-cell>
          <table:table-cell table:style-name="Table1.A2" office:value-type="string">
            <text:p text:style-name="P2">Overload the-- operator for the crood class. Create both its prefix and postfix forms.</text:p>
          </table:table-cell>
          <table:table-cell table:style-name="Table1.C2" office:value-type="string">
            <text:p text:style-name="P6">01</text:p>
          </table:table-cell>
        </table:table-row>
        <table:table-row>
          <table:table-cell table:style-name="Table1.A2" office:value-type="string">
            <text:p text:style-name="P2">02</text:p>
          </table:table-cell>
          <table:table-cell table:style-name="Table1.A2" office:value-type="string">
            <text:p text:style-name="P2">Overload the +operator for the crood class so that it is both binary operator and a unany operator.</text:p>
          </table:table-cell>
          <table:table-cell table:style-name="Table1.C2" office:value-type="string">
            <text:p text:style-name="P6">02</text:p>
          </table:table-cell>
        </table:table-row>
        <table:table-row>
          <table:table-cell table:style-name="Table1.A2" office:value-type="string">
            <text:p text:style-name="P2">03</text:p>
          </table:table-cell>
          <table:table-cell table:style-name="Table1.A2" office:value-type="string">
            <text:p text:style-name="P2">Overload the -and/ operators for the crood class using friend functions.</text:p>
          </table:table-cell>
          <table:table-cell table:style-name="Table1.C2" office:value-type="string">
            <text:p text:style-name="P6">03</text:p>
          </table:table-cell>
        </table:table-row>
        <table:table-row>
          <table:table-cell table:style-name="Table1.A2" office:value-type="string">
            <text:p text:style-name="P2">04</text:p>
          </table:table-cell>
          <table:table-cell table:style-name="Table1.A2" office:value-type="string">
            <text:p text:style-name="P2">Using a friend, show how to overload the – relative to the crood class. Define both the prefix and postfix forms.</text:p>
          </table:table-cell>
          <table:table-cell table:style-name="Table1.C2" office:value-type="string">
            <text:p text:style-name="P6">04</text:p>
          </table:table-cell>
        </table:table-row>
        <table:table-row>
          <table:table-cell table:style-name="Table1.A2" office:value-type="string">
            <text:p text:style-name="P2">05</text:p>
          </table:table-cell>
          <table:table-cell table:style-name="Table1.A2" office:value-type="string">
            <text:p text:style-name="P3">Strtype overloads the [] operator. Have this operator return the character at the specified index?</text:p>
          </table:table-cell>
          <table:table-cell table:style-name="Table1.C2" office:value-type="string">
            <text:p text:style-name="P6">05</text:p>
          </table:table-cell>
        </table:table-row>
        <table:table-row>
          <table:table-cell table:style-name="Table1.A2" office:value-type="string">
            <text:p text:style-name="P2">0<text:span text:style-name="T9">6</text:span></text:p>
          </table:table-cell>
          <table:table-cell table:style-name="Table1.A2" office:value-type="string">
            <text:p text:style-name="P3">Overload the &gt;&gt; and&lt;&lt; shift operators relative to the crood class so that the following types of operations are allowed.</text:p>
          </table:table-cell>
          <table:table-cell table:style-name="Table1.C2" office:value-type="string">
            <text:p text:style-name="P6">07</text:p>
          </table:table-cell>
        </table:table-row>
        <table:table-row>
          <table:table-cell table:style-name="Table1.A2" office:value-type="string">
            <text:p text:style-name="P2">0<text:span text:style-name="T11">7</text:span></text:p>
          </table:table-cell>
          <table:table-cell table:style-name="Table1.A2" office:value-type="string">
            <text:p text:style-name="P4">Given the following skeleton,fill in the constructor function for my derived. Have it pass along a pointer to an initialization string my base also have mydrived() initialize len to the length of the string. </text:p>
          </table:table-cell>
          <table:table-cell table:style-name="Table1.C2" office:value-type="string">
            <text:p text:style-name="P6">08</text:p>
          </table:table-cell>
        </table:table-row>
        <table:table-row>
          <table:table-cell table:style-name="Table1.A2" office:value-type="string">
            <text:p text:style-name="P2">0<text:span text:style-name="T11">8</text:span></text:p>
          </table:table-cell>
          <table:table-cell table:style-name="Table1.A2" office:value-type="string">
            <text:p text:style-name="P5">Using the following skeleton,create a appropriate car() and truck constructor function.</text:p>
          </table:table-cell>
          <table:table-cell table:style-name="Table1.C2" office:value-type="string">
            <text:p text:style-name="P6">09</text:p>
          </table:table-cell>
        </table:table-row>
        <table:table-row>
          <table:table-cell table:style-name="Table1.A2" office:value-type="string">
            <text:p text:style-name="P7">09</text:p>
          </table:table-cell>
          <table:table-cell table:style-name="Table1.A2" office:value-type="string">
            <text:p text:style-name="P5">Create a <text:s/>generic base class called building that stores the number of floors a building has.</text:p>
          </table:table-cell>
          <table:table-cell table:style-name="Table1.C2" office:value-type="string">
            <text:p text:style-name="P6">10</text:p>
          </table:table-cell>
        </table:table-row>
        <table:table-row>
          <table:table-cell table:style-name="Table1.A2" office:value-type="string">
            <text:p text:style-name="P2">1<text:span text:style-name="T11">0</text:span></text:p>
          </table:table-cell>
          <table:table-cell table:style-name="Table1.A2" office:value-type="string">
            <text:p text:style-name="P5">Write a program that creates a base class called num. Have this class hold an integer value and contain a virtual function called shownum(). Create two derived classes called outhex and outoct that inherit num. Have the derived classes override shownum() so that it displays the value in hexadecimal and octal,respectively.</text:p>
          </table:table-cell>
          <table:table-cell table:style-name="Table1.C2" office:value-type="string">
            <text:p text:style-name="P6">11</text:p>
          </table:table-cell>
        </table:table-row>
        <table:table-row>
          <table:table-cell table:style-name="Table1.A2" office:value-type="string">
            <text:p text:style-name="P2">1<text:span text:style-name="T11">1</text:span></text:p>
          </table:table-cell>
          <table:table-cell table:style-name="Table1.A2" office:value-type="string">
            <text:p text:style-name="P6">Write a program that create a base class called dist that stores the distance between two points in a double variable. In dist, create a virtual function called trav_time() that outputs the time <text:s/>it takes to travel the distance. The spreed is 60 miles per hour. In a derived class called metric, override trav_time() so that it outputs the travel time assuming that the distance is in kilometers and the spreed is 100 kilometers per hour.</text:p>
          </table:table-cell>
          <table:table-cell table:style-name="Table1.C2" office:value-type="string">
            <text:p text:style-name="P6">12</text:p>
          </table:table-cell>
        </table:table-row>
        <table:table-row>
          <table:table-cell table:style-name="Table1.A2" office:value-type="string">
            <text:p text:style-name="P2">1<text:span text:style-name="T11">2</text:span></text:p>
          </table:table-cell>
          <table:table-cell table:style-name="Table1.A2" office:value-type="string">
            <text:p text:style-name="P6">Write a generic function, called min(), that returns the <text:s/>lesser of its two arguments. Demo<text:span text:style-name="T1">n</text:span>strate your function in a program.</text:p>
          </table:table-cell>
          <table:table-cell table:style-name="Table1.C2" office:value-type="string">
            <text:p text:style-name="P6">1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8"/>
      <text:p text:style-name="P8"/>
      <text:p text:style-name="P8"><text:soft-page-break/></text:p>
      <text:p text:style-name="P8">Index : 01 : <text:span text:style-name="T2">Overload the-- operator for the crood class. Create both its prefix and postfix forms.</text:span></text:p>
      <text:p text:style-name="P8"/>
      <text:p text:style-name="P8"/>
      <text:p text:style-name="P8">Solution : </text:p>
      <text:p text:style-name="P8"/>
      <text:p text:style-name="P8">#include&lt;iostream&gt;</text:p>
      <text:p text:style-name="P8">using namespace std;</text:p>
      <text:p text:style-name="P8"/>
      <text:p text:style-name="P8">class coord{</text:p>
      <text:p text:style-name="P8"><text:s text:c="4"/>int x, y; //coordinate values</text:p>
      <text:p text:style-name="P8">public:</text:p>
      <text:p text:style-name="P8"><text:s text:c="4"/>coord() { x=0; y=0;}</text:p>
      <text:p text:style-name="P8"><text:s text:c="4"/>coord(int i, int j) { x=i; y=j; }</text:p>
      <text:p text:style-name="P8"><text:s text:c="4"/>void get_xy(int &amp;i, int &amp;j) { i=x; j=y; }</text:p>
      <text:p text:style-name="P8"><text:s text:c="4"/>coord operator&lt;&lt;(int i);</text:p>
      <text:p text:style-name="P8"><text:s text:c="4"/>coord operator&gt;&gt;(int i);</text:p>
      <text:p text:style-name="P8">};</text:p>
      <text:p text:style-name="P8">//overload &lt;&lt;.</text:p>
      <text:p text:style-name="P8">coord coord :: operator&lt;&lt;(int i)</text:p>
      <text:p text:style-name="P8">{</text:p>
      <text:p text:style-name="P8"><text:s text:c="2"/>coord temp;</text:p>
      <text:p text:style-name="P8"><text:s text:c="2"/>temp.x = x &lt;&lt; i;</text:p>
      <text:p text:style-name="P8"><text:s text:c="2"/>temp.y = y &lt;&lt; i;</text:p>
      <text:p text:style-name="P8"/>
      <text:p text:style-name="P8"><text:s text:c="2"/>return temp;</text:p>
      <text:p text:style-name="P8">}</text:p>
      <text:p text:style-name="P8">//overload &lt;&lt;.</text:p>
      <text:p text:style-name="P8">coord coord :: operator&gt;&gt;(int i)</text:p>
      <text:p text:style-name="P8">{</text:p>
      <text:p text:style-name="P8"><text:s text:c="2"/>coord temp;</text:p>
      <text:p text:style-name="P8"><text:s text:c="2"/>temp.x = x &gt;&gt; i;</text:p>
      <text:p text:style-name="P8"><text:s text:c="2"/>temp.y = y &gt;&gt; i;</text:p>
      <text:p text:style-name="P8"/>
      <text:p text:style-name="P8"><text:s text:c="2"/>return temp;</text:p>
      <text:p text:style-name="P8">}</text:p>
      <text:p text:style-name="P8"/>
      <text:p text:style-name="P8">int main()</text:p>
      <text:p text:style-name="P8">{</text:p>
      <text:p text:style-name="P8"><text:s text:c="4"/>coord o1(4, 4), o2;</text:p>
      <text:p text:style-name="P8"><text:s text:c="4"/>int x, y;</text:p>
      <text:p text:style-name="P8"><text:s text:c="4"/>o2 = o1 &lt;&lt; 2; //ob &lt;&lt; int</text:p>
      <text:p text:style-name="P8"><text:s text:c="4"/>o2.get_xy(x, y);</text:p>
      <text:p text:style-name="P8"><text:s text:c="4"/>cout &lt;&lt; "(o1&lt;&lt;2) X: " &lt;&lt; x &lt;&lt; ", Y: " &lt;&lt; y &lt;&lt; "\n";</text:p>
      <text:p text:style-name="P8"><text:s text:c="4"/>o2 = o1 &gt;&gt; 2; //ob &gt;&gt; int</text:p>
      <text:p text:style-name="P8"><text:s text:c="4"/>o2.get_xy(x, y);</text:p>
      <text:p text:style-name="P8"><text:s text:c="4"/>cout &lt;&lt; "(o1&gt;&gt;2) X: " &lt;&lt; x &lt;&lt; ", Y: " &lt;&lt; y &lt;&lt; "\n";</text:p>
      <text:p text:style-name="P8"><text:s text:c="4"/>return 0;</text:p>
      <text:p text:style-name="P8">}</text:p>
      <text:p text:style-name="P8"/>
      <text:p text:style-name="P8"/>
      <text:p text:style-name="P8"/>
      <text:p text:style-name="P13"><text:soft-page-break/></text:p>
      <text:p text:style-name="P13">Index : 0<text:span text:style-name="T8">2</text:span> : <text:span text:style-name="T2">Overload the +operator for the crood class so that it is both binary operator and a unany operator.</text:span></text:p>
      <text:p text:style-name="P13"/>
      <text:p text:style-name="P23">Solution : </text:p>
      <text:p text:style-name="P23"/>
      <text:p text:style-name="P21">#include &lt;iostream&gt;</text:p>
      <text:p text:style-name="P21">using namespace std;</text:p>
      <text:p text:style-name="P21"/>
      <text:p text:style-name="P21">class coord {</text:p>
      <text:p text:style-name="P21"><text:s text:c="2"/>int x, y; // coordinate values</text:p>
      <text:p text:style-name="P21">public:</text:p>
      <text:p text:style-name="P21"><text:s text:c="2"/>coord() { x=0; y=0; }</text:p>
      <text:p text:style-name="P21"><text:s text:c="2"/>coord(int i, int j) { x=i; y=j; }</text:p>
      <text:p text:style-name="P21"><text:s text:c="2"/>void get_xy(int &amp;i, int &amp;j) { i=x; j=y; }</text:p>
      <text:p text:style-name="P21"><text:s text:c="2"/>coord operator+(coord ob2); // binary plus</text:p>
      <text:p text:style-name="P21"><text:s text:c="2"/>coord operator+(); // unary plus</text:p>
      <text:p text:style-name="P21">};</text:p>
      <text:p text:style-name="P21"/>
      <text:p text:style-name="P21">// Overload + relative to coord class.</text:p>
      <text:p text:style-name="P21">coord coord::operator+(coord ob2)</text:p>
      <text:p text:style-name="P21">{</text:p>
      <text:p text:style-name="P21"><text:s text:c="2"/>coord temp;</text:p>
      <text:p text:style-name="P21"/>
      <text:p text:style-name="P21"><text:s text:c="2"/>temp.x = x + ob2.x;</text:p>
      <text:p text:style-name="P21"><text:s text:c="2"/>temp.y = y + ob2.y;</text:p>
      <text:p text:style-name="P21"/>
      <text:p text:style-name="P21"><text:s text:c="2"/>return temp;</text:p>
      <text:p text:style-name="P21">}</text:p>
      <text:p text:style-name="P21"/>
      <text:p text:style-name="P21">// Overload unary + for coord class.</text:p>
      <text:p text:style-name="P21">coord coord::operator+()</text:p>
      <text:p text:style-name="P21">{</text:p>
      <text:p text:style-name="P21"><text:s text:c="2"/>if(x&lt;0) x = -x;</text:p>
      <text:p text:style-name="P21"><text:s text:c="2"/>if(y&lt;0) y = -y;</text:p>
      <text:p text:style-name="P21"/>
      <text:p text:style-name="P21"><text:s text:c="2"/>return *this;</text:p>
      <text:p text:style-name="P21">}</text:p>
      <text:p text:style-name="P21"/>
      <text:p text:style-name="P21">int main()</text:p>
      <text:p text:style-name="P21">{</text:p>
      <text:p text:style-name="P21"><text:s text:c="2"/>coord o1(10, 10), o2(-2, -2);</text:p>
      <text:p text:style-name="P21"><text:s text:c="2"/>int x, y;</text:p>
      <text:p text:style-name="P21"><text:s text:c="2"/>o1 = o1 + o2; // addition</text:p>
      <text:p text:style-name="P21"><text:s text:c="2"/>o1.get_xy(x, y);</text:p>
      <text:p text:style-name="P21"><text:s text:c="2"/>cout &lt;&lt; "(o1+o2) X: " &lt;&lt; x &lt;&lt; ", Y: " &lt;&lt; y &lt;&lt; "\n";</text:p>
      <text:p text:style-name="P21"/>
      <text:p text:style-name="P21"><text:s text:c="2"/>o2 = +o2; // absolute value</text:p>
      <text:p text:style-name="P21"><text:s text:c="2"/>o2.get_xy(x, y);</text:p>
      <text:p text:style-name="P21"><text:s text:c="2"/>cout &lt;&lt; "(+o2) X: " &lt;&lt; x &lt;&lt; ", Y: " &lt;&lt; y &lt;&lt; "\n";</text:p>
      <text:p text:style-name="P21"/>
      <text:p text:style-name="P21"><text:s/></text:p>
      <text:p text:style-name="P21"><text:soft-page-break/></text:p>
      <text:p text:style-name="P15">Index : 0<text:span text:style-name="T8">3</text:span> : <text:s/><text:span text:style-name="T2">Overload the -and/ operators for the crood class using friend functions.</text:span></text:p>
      <text:p text:style-name="P23"/>
      <text:p text:style-name="P23">Solution : </text:p>
      <text:p text:style-name="P23"/>
      <text:p text:style-name="P13"><text:span text:style-name="T8">#include &lt;iostream&gt;</text:span></text:p>
      <text:p text:style-name="P13"><text:span text:style-name="T8">using namespace std;</text:span></text:p>
      <text:p text:style-name="P13"/>
      <text:p text:style-name="P13"><text:span text:style-name="T8">class coord {</text:span></text:p>
      <text:p text:style-name="P13"><text:span text:style-name="T8"><text:s text:c="2"/>int x, y; // coordinate values</text:span></text:p>
      <text:p text:style-name="P13"><text:span text:style-name="T8">public:</text:span></text:p>
      <text:p text:style-name="P13"><text:span text:style-name="T8"><text:s text:c="2"/>coord() { x=0; y=0; }</text:span></text:p>
      <text:p text:style-name="P13"><text:span text:style-name="T8"><text:s text:c="2"/>coord(int i, int j) { x=i; y=j; }</text:span></text:p>
      <text:p text:style-name="P13"><text:span text:style-name="T8"><text:s text:c="2"/>void get_xy(int &amp;i, int &amp;j) { i=x; j=y; }</text:span></text:p>
      <text:p text:style-name="P13"><text:span text:style-name="T8"><text:s text:c="2"/>friend coord operator-(coord ob1, coord ob2);</text:span></text:p>
      <text:p text:style-name="P13"><text:span text:style-name="T8"><text:s text:c="2"/>friend coord operator/(coord ob1, coord ob2);</text:span></text:p>
      <text:p text:style-name="P13"><text:span text:style-name="T8">};</text:span></text:p>
      <text:p text:style-name="P13"/>
      <text:p text:style-name="P13"><text:span text:style-name="T8">// Overload - relative to coord class using friend.</text:span></text:p>
      <text:p text:style-name="P13"><text:span text:style-name="T8">coord operator-(coord ob1, coord ob2)</text:span></text:p>
      <text:p text:style-name="P13"><text:span text:style-name="T8">{</text:span></text:p>
      <text:p text:style-name="P13"><text:span text:style-name="T8"><text:s text:c="2"/>coord temp;</text:span></text:p>
      <text:p text:style-name="P13"/>
      <text:p text:style-name="P13"><text:span text:style-name="T8"><text:s text:c="2"/>temp.x = ob1.x - ob2.x;</text:span></text:p>
      <text:p text:style-name="P13"><text:span text:style-name="T8"><text:s text:c="2"/>temp.y = ob1.y - ob2.y;</text:span></text:p>
      <text:p text:style-name="P13"/>
      <text:p text:style-name="P13"><text:span text:style-name="T8"><text:s text:c="2"/>return temp;</text:span></text:p>
      <text:p text:style-name="P13"><text:span text:style-name="T8">}</text:span></text:p>
      <text:p text:style-name="P13"/>
      <text:p text:style-name="P13"><text:span text:style-name="T8">// Overload / relative to coord class using friend.</text:span></text:p>
      <text:p text:style-name="P13"><text:span text:style-name="T8">coord operator/(coord ob1, coord ob2)</text:span></text:p>
      <text:p text:style-name="P13"><text:span text:style-name="T8">{</text:span></text:p>
      <text:p text:style-name="P13"><text:span text:style-name="T8"><text:s text:c="2"/>coord temp;</text:span></text:p>
      <text:p text:style-name="P13"/>
      <text:p text:style-name="P13"><text:span text:style-name="T8"><text:s text:c="2"/>temp.x = ob1.x / ob2.x;</text:span></text:p>
      <text:p text:style-name="P13"><text:span text:style-name="T8"><text:s text:c="2"/>temp.y = ob1.y / ob2.y;</text:span></text:p>
      <text:p text:style-name="P13"/>
      <text:p text:style-name="P13"><text:span text:style-name="T8"><text:s text:c="2"/>return temp;</text:span></text:p>
      <text:p text:style-name="P13"><text:span text:style-name="T8">}</text:span></text:p>
      <text:p text:style-name="P13"/>
      <text:p text:style-name="P23">int main()</text:p>
      <text:p text:style-name="P23">{</text:p>
      <text:p text:style-name="P23"><text:s text:c="2"/>coord o1(10, 10), o2(5, 3), o3;</text:p>
      <text:p text:style-name="P23"><text:s text:c="2"/>int x, y;</text:p>
      <text:p text:style-name="P23"><text:s/></text:p>
      <text:p text:style-name="P23"><text:s text:c="2"/>o3 = o1 - o2;</text:p>
      <text:p text:style-name="P23"><text:s text:c="2"/>o3.get_xy(x, y);</text:p>
      <text:p text:style-name="P23"><text:s text:c="2"/>cout &lt;&lt; "(o1-o2) X: " &lt;&lt; x &lt;&lt; ", Y: " &lt;&lt; y &lt;&lt; "\n";</text:p>
      <text:p text:style-name="P23"/>
      <text:p text:style-name="P23"><text:s text:c="2"/>o3 = o1 / o2;</text:p>
      <text:p text:style-name="P23"><text:s text:c="2"/>o3.get_xy(x, y);</text:p>
      <text:p text:style-name="P23"><text:s text:c="2"/>cout &lt;&lt; "(o1/o2) X: " &lt;&lt; x &lt;&lt; ", Y: " &lt;&lt; y &lt;&lt; "\n";</text:p>
      <text:p text:style-name="P23"><text:soft-page-break/></text:p>
      <text:p text:style-name="P23"><text:s text:c="2"/>return 0;</text:p>
      <text:p text:style-name="P23">}</text:p>
      <text:p text:style-name="P13"/>
      <text:p text:style-name="P13"/>
      <text:p text:style-name="P13"/>
      <text:p text:style-name="P13"><text:span text:style-name="T8">Index 04 : Using a friend, show how to overload the – relative to the crood class. Define both the prefix and postfix forms.</text:span></text:p>
      <text:p text:style-name="P13"/>
      <text:p text:style-name="P22">Solution : </text:p>
      <text:p text:style-name="P22"/>
      <text:p text:style-name="P22">#include &lt;iostream&gt;</text:p>
      <text:p text:style-name="P22">using namespace std;</text:p>
      <text:p text:style-name="P22"/>
      <text:p text:style-name="P22">class coord {</text:p>
      <text:p text:style-name="P22"><text:s text:c="2"/>int x, y; // coordinate values</text:p>
      <text:p text:style-name="P22">public:</text:p>
      <text:p text:style-name="P22"><text:s text:c="2"/>coord() { x=0; y=0; }</text:p>
      <text:p text:style-name="P22"><text:s text:c="2"/>coord(int i, int j) { x=i; y=j; }</text:p>
      <text:p text:style-name="P22"><text:s text:c="2"/>void get_xy(int &amp;i, int &amp;j) { i=x; j=y; }</text:p>
      <text:p text:style-name="P22"><text:s text:c="2"/>friend coord operator--(coord &amp;ob); // prefix</text:p>
      <text:p text:style-name="P22"><text:s text:c="2"/>friend coord operator--(coord &amp;ob, int notused); // postfix</text:p>
      <text:p text:style-name="P22">};</text:p>
      <text:p text:style-name="P22"/>
      <text:p text:style-name="P22">// Overload -- (prefix) for coord class using a friend.</text:p>
      <text:p text:style-name="P22">coord operator--(coord &amp;ob)</text:p>
      <text:p text:style-name="P22">{</text:p>
      <text:p text:style-name="P22"><text:s text:c="2"/>ob.x--;</text:p>
      <text:p text:style-name="P22"><text:s text:c="2"/>ob.y--;</text:p>
      <text:p text:style-name="P22"><text:s text:c="2"/>return ob;</text:p>
      <text:p text:style-name="P22">}</text:p>
      <text:p text:style-name="P22"/>
      <text:p text:style-name="P22">// Overload -- (postfix) for coord class using a friend.</text:p>
      <text:p text:style-name="P22">coord operator--(coord &amp;ob, int notused)</text:p>
      <text:p text:style-name="P22">{</text:p>
      <text:p text:style-name="P22"><text:s text:c="2"/>ob.x--;</text:p>
      <text:p text:style-name="P22"><text:s text:c="2"/>ob.y--;</text:p>
      <text:p text:style-name="P22"><text:s text:c="2"/>return ob;</text:p>
      <text:p text:style-name="P22">}</text:p>
      <text:p text:style-name="P22"/>
      <text:p text:style-name="P22">int main()</text:p>
      <text:p text:style-name="P22">{</text:p>
      <text:p text:style-name="P22"><text:s text:c="2"/>coord o1(10, 10);</text:p>
      <text:p text:style-name="P22"><text:s text:c="2"/>int x, y;</text:p>
      <text:p text:style-name="P22"/>
      <text:p text:style-name="P22"><text:s text:c="2"/>--o1; // decrement o1 an object</text:p>
      <text:p text:style-name="P22"><text:s text:c="2"/>o1.get_xy(x, y);</text:p>
      <text:p text:style-name="P22"><text:s text:c="2"/>cout &lt;&lt; "(--o1) X: " &lt;&lt; x &lt;&lt; ", Y: " &lt;&lt; y &lt;&lt; "\n";</text:p>
      <text:p text:style-name="P22"/>
      <text:p text:style-name="P22"><text:s text:c="2"/>o1--; // decrement o1 an object</text:p>
      <text:p text:style-name="P22"><text:s text:c="2"/>o1.get_xy(x, y);</text:p>
      <text:p text:style-name="P22"><text:s text:c="2"/>cout &lt;&lt; "(o1--) X: " &lt;&lt; x &lt;&lt; ", Y: " &lt;&lt; y &lt;&lt; "\n";</text:p>
      <text:p text:style-name="P22"><text:soft-page-break/></text:p>
      <text:p text:style-name="P22"><text:s text:c="2"/>return 0;</text:p>
      <text:p text:style-name="P22">}</text:p>
      <text:p text:style-name="P13"/>
      <text:p text:style-name="P13"/>
      <text:p text:style-name="P13"/>
      <text:p text:style-name="P13"/>
      <text:p text:style-name="P13"/>
      <text:p text:style-name="P14"><text:span text:style-name="T9">Index 05 : Strtype overloads the [] operator. Have this operator return the character at the specified index?</text:span></text:p>
      <text:p text:style-name="P14"/>
      <text:p text:style-name="P14"><text:span text:style-name="T9">#include &lt;iostream&gt;</text:span></text:p>
      <text:p text:style-name="P14"><text:span text:style-name="T9">#include &lt;cstring&gt;</text:span></text:p>
      <text:p text:style-name="P14"><text:span text:style-name="T9">#include &lt;cstdlib&gt;</text:span></text:p>
      <text:p text:style-name="P14"><text:span text:style-name="T9">using namespace std;</text:span></text:p>
      <text:p text:style-name="P14"/>
      <text:p text:style-name="P14"><text:span text:style-name="T9">class strtype {</text:span></text:p>
      <text:p text:style-name="P14"><text:span text:style-name="T9"><text:s text:c="2"/>char *p;</text:span></text:p>
      <text:p text:style-name="P14"><text:span text:style-name="T9"><text:s text:c="2"/>int len;</text:span></text:p>
      <text:p text:style-name="P14"><text:span text:style-name="T9">public:</text:span></text:p>
      <text:p text:style-name="P14"><text:span text:style-name="T9"><text:s text:c="2"/>strtype(char *s);</text:span></text:p>
      <text:p text:style-name="P14"><text:span text:style-name="T9"><text:s text:c="2"/>~strtype() { </text:span></text:p>
      <text:p text:style-name="P14"><text:span text:style-name="T9"><text:s text:c="5"/>cout &lt;&lt; "Freeing " &lt;&lt; (unsigned) p &lt;&lt; '\n';</text:span></text:p>
      <text:p text:style-name="P14"><text:span text:style-name="T9"><text:s text:c="5"/>delete [] p;</text:span></text:p>
      <text:p text:style-name="P14"><text:span text:style-name="T9"><text:s text:c="3"/>}</text:span></text:p>
      <text:p text:style-name="P14"><text:span text:style-name="T9"><text:s text:c="2"/>char *get() { return p; }</text:span></text:p>
      <text:p text:style-name="P14"><text:span text:style-name="T9"><text:s text:c="2"/>strtype &amp;operator=(strtype &amp;ob);</text:span></text:p>
      <text:p text:style-name="P14"><text:span text:style-name="T9"><text:s text:c="2"/>char &amp;operator[](int i);</text:span></text:p>
      <text:p text:style-name="P14"><text:span text:style-name="T9">};</text:span></text:p>
      <text:p text:style-name="P14"/>
      <text:p text:style-name="P14"><text:span text:style-name="T9">strtype::strtype(char *s)</text:span></text:p>
      <text:p text:style-name="P14"><text:span text:style-name="T9">{</text:span></text:p>
      <text:p text:style-name="P14"><text:span text:style-name="T9"><text:s text:c="2"/>int l;</text:span></text:p>
      <text:p text:style-name="P14"/>
      <text:p text:style-name="P14"><text:span text:style-name="T9"><text:s text:c="2"/>l = strlen(s)+1;</text:span></text:p>
      <text:p text:style-name="P14"/>
      <text:p text:style-name="P14"><text:span text:style-name="T9"><text:s text:c="2"/>p = new char [l];</text:span></text:p>
      <text:p text:style-name="P14"><text:span text:style-name="T9"><text:s text:c="2"/>if(!p) {</text:span></text:p>
      <text:p text:style-name="P14"><text:span text:style-name="T9"><text:s text:c="4"/>cout &lt;&lt; "Allocation error\n";</text:span></text:p>
      <text:p text:style-name="P14"><text:span text:style-name="T9"><text:s text:c="4"/>exit(1);</text:span></text:p>
      <text:p text:style-name="P14"><text:span text:style-name="T9"><text:s text:c="2"/>}</text:span></text:p>
      <text:p text:style-name="P14"/>
      <text:p text:style-name="P14"><text:span text:style-name="T9"><text:s text:c="2"/>len = l;</text:span></text:p>
      <text:p text:style-name="P14"><text:span text:style-name="T9"><text:s text:c="2"/>strcpy(p, s);</text:span></text:p>
      <text:p text:style-name="P14"><text:span text:style-name="T9">}</text:span></text:p>
      <text:p text:style-name="P14"/>
      <text:p text:style-name="P14"><text:span text:style-name="T9">// Assign an object.</text:span></text:p>
      <text:p text:style-name="P14"><text:span text:style-name="T9">strtype &amp;strtype::operator=(strtype &amp;ob)</text:span></text:p>
      <text:p text:style-name="P14"><text:span text:style-name="T9">{</text:span></text:p>
      <text:p text:style-name="P14"><text:span text:style-name="T9"><text:s text:c="2"/>// see if more memory is needed</text:span></text:p>
      <text:p text:style-name="P14"><text:span text:style-name="T9"><text:s text:c="2"/>if(len &lt; ob.len) { // need to allocate more memory</text:span></text:p>
      <text:p text:style-name="P14"><text:span text:style-name="T9"><text:s text:c="4"/>delete [] p;</text:span></text:p>
      <text:p text:style-name="P14"><text:soft-page-break/><text:span text:style-name="T9"><text:s text:c="4"/>p = new char [ob.len];</text:span></text:p>
      <text:p text:style-name="P14"><text:span text:style-name="T9"><text:s text:c="4"/>if(!p) {</text:span></text:p>
      <text:p text:style-name="P14"><text:span text:style-name="T9"><text:s text:c="6"/>cout &lt;&lt; "Allocation error\n";</text:span></text:p>
      <text:p text:style-name="P14"><text:span text:style-name="T9"><text:s text:c="6"/>exit(1);</text:span></text:p>
      <text:p text:style-name="P14"><text:span text:style-name="T9"><text:s text:c="4"/>}</text:span></text:p>
      <text:p text:style-name="P14"><text:span text:style-name="T9"><text:s text:c="2"/>}</text:span></text:p>
      <text:p text:style-name="P14"><text:span text:style-name="T9"><text:s text:c="2"/>len = ob.len;</text:span></text:p>
      <text:p text:style-name="P14"><text:span text:style-name="T9"><text:s text:c="2"/>strcpy(p, ob.p);</text:span></text:p>
      <text:p text:style-name="P14"><text:span text:style-name="T9"><text:s text:c="2"/>return *this;</text:span></text:p>
      <text:p text:style-name="P14"><text:span text:style-name="T9">} <text:s/></text:span></text:p>
      <text:p text:style-name="P14"/>
      <text:p text:style-name="P14"><text:span text:style-name="T9">// Index characters in string.</text:span></text:p>
      <text:p text:style-name="P14"><text:span text:style-name="T9">char &amp;strtype::operator[](int i)</text:span></text:p>
      <text:p text:style-name="P14"><text:span text:style-name="T9">{</text:span></text:p>
      <text:p text:style-name="P14"><text:span text:style-name="T9"><text:s text:c="2"/>if(i&lt;0 || i&gt;len-1) {</text:span></text:p>
      <text:p text:style-name="P14"><text:span text:style-name="T9"><text:s text:c="4"/>cout &lt;&lt; "\nIndex value of ";</text:span></text:p>
      <text:p text:style-name="P14"><text:span text:style-name="T9"><text:s text:c="4"/>cout &lt;&lt; i &lt;&lt; " is out-of-bounds.\n";</text:span></text:p>
      <text:p text:style-name="P14"><text:span text:style-name="T9"><text:s text:c="4"/>exit(1);</text:span></text:p>
      <text:p text:style-name="P14"><text:span text:style-name="T9"><text:s text:c="2"/>}</text:span></text:p>
      <text:p text:style-name="P14"><text:span text:style-name="T9"><text:s text:c="2"/>return p[i];</text:span></text:p>
      <text:p text:style-name="P14"><text:span text:style-name="T9">}</text:span></text:p>
      <text:p text:style-name="P14"/>
      <text:p text:style-name="P14"><text:span text:style-name="T9">int main()</text:span></text:p>
      <text:p text:style-name="P14"><text:span text:style-name="T9">{</text:span></text:p>
      <text:p text:style-name="P14"><text:span text:style-name="T9"><text:s text:c="2"/>strtype a("Hello"), b("There");</text:span></text:p>
      <text:p text:style-name="P14"/>
      <text:p text:style-name="P14"><text:span text:style-name="T9"><text:s text:c="2"/>cout &lt;&lt; a.get() &lt;&lt; '\n';</text:span></text:p>
      <text:p text:style-name="P14"><text:span text:style-name="T9"><text:s text:c="2"/>cout &lt;&lt; b.get() &lt;&lt; '\n';</text:span></text:p>
      <text:p text:style-name="P14"/>
      <text:p text:style-name="P14"><text:span text:style-name="T9"><text:s text:c="2"/>a = b; // now p is not overwritten</text:span></text:p>
      <text:p text:style-name="P14"/>
      <text:p text:style-name="P14"><text:span text:style-name="T9"><text:s text:c="2"/>cout &lt;&lt; a.get() &lt;&lt; '\n';</text:span></text:p>
      <text:p text:style-name="P14"><text:span text:style-name="T9"><text:s text:c="2"/>cout &lt;&lt; b.get() &lt;&lt; '\n';</text:span></text:p>
      <text:p text:style-name="P14"/>
      <text:p text:style-name="P14"><text:span text:style-name="T9"><text:s text:c="2"/>// access characters using array indexing</text:span></text:p>
      <text:p text:style-name="P14"><text:span text:style-name="T9"><text:s text:c="2"/>cout &lt;&lt; a[0] &lt;&lt; a[1] &lt;&lt; a[2] &lt;&lt; "\n";</text:span></text:p>
      <text:p text:style-name="P14"/>
      <text:p text:style-name="P14"><text:span text:style-name="T9"><text:s text:c="2"/>// assign characters using array indexing</text:span></text:p>
      <text:p text:style-name="P14"><text:span text:style-name="T9"><text:s text:c="2"/>a[0] = 'X';</text:span></text:p>
      <text:p text:style-name="P14"><text:span text:style-name="T9"><text:s text:c="2"/>a[1] = 'Y';</text:span></text:p>
      <text:p text:style-name="P14"><text:span text:style-name="T9"><text:s text:c="2"/>a[2] = 'Z';</text:span></text:p>
      <text:p text:style-name="P14"/>
      <text:p text:style-name="P14"><text:span text:style-name="T9"><text:s text:c="2"/>cout &lt;&lt; a.get() &lt;&lt; "\n";</text:span></text:p>
      <text:p text:style-name="P14"/>
      <text:p text:style-name="P14"><text:span text:style-name="T9"><text:s text:c="2"/>return 0;</text:span></text:p>
      <text:p text:style-name="P14"><text:span text:style-name="T9">}</text:span><text:line-break/></text:p>
      <text:p text:style-name="P14"/>
      <text:p text:style-name="P22"/>
      <text:p text:style-name="P22"/>
      <text:p text:style-name="P22"/>
      <text:p text:style-name="P22"/>
      <text:p text:style-name="P22"><text:soft-page-break/>Index 06 : <text:span text:style-name="T10">Overload the &gt;&gt; and&lt;&lt; shift operators relative to the crood class so that the following types of operations are allowed.</text:span></text:p>
      <text:p text:style-name="P22"/>
      <text:p text:style-name="P23">Solution :</text:p>
      <text:p text:style-name="P22"/>
      <text:p text:style-name="P22">#include &lt;iostream&gt;</text:p>
      <text:p text:style-name="P22">using namespace std;</text:p>
      <text:p text:style-name="P22"/>
      <text:p text:style-name="P22">class coord {</text:p>
      <text:p text:style-name="P22"><text:s text:c="2"/>int x, y; // coordinate values</text:p>
      <text:p text:style-name="P22">public:</text:p>
      <text:p text:style-name="P22"><text:s text:c="2"/>coord() { x=0; y=0; }</text:p>
      <text:p text:style-name="P22"><text:s text:c="2"/>coord(int i, int j) { x=i; y=j; }</text:p>
      <text:p text:style-name="P22"><text:s text:c="2"/>void get_xy(int &amp;i, int &amp;j) { i=x; j=y; }</text:p>
      <text:p text:style-name="P22"><text:s text:c="2"/>coord operator&lt;&lt;(int i);</text:p>
      <text:p text:style-name="P22"><text:s text:c="2"/>coord operator&gt;&gt;(int i);</text:p>
      <text:p text:style-name="P22">};</text:p>
      <text:p text:style-name="P22"/>
      <text:p text:style-name="P22">// Overload &lt;&lt;.</text:p>
      <text:p text:style-name="P22">coord coord::operator&lt;&lt;(int i)</text:p>
      <text:p text:style-name="P22">{</text:p>
      <text:p text:style-name="P22"><text:s text:c="2"/>coord temp;</text:p>
      <text:p text:style-name="P22"/>
      <text:p text:style-name="P22"><text:s text:c="2"/>temp.x = x &lt;&lt; i;</text:p>
      <text:p text:style-name="P22"><text:s text:c="2"/>temp.y = y &lt;&lt; i;</text:p>
      <text:p text:style-name="P22"/>
      <text:p text:style-name="P22"><text:s text:c="2"/>return temp;</text:p>
      <text:p text:style-name="P22">}</text:p>
      <text:p text:style-name="P22"/>
      <text:p text:style-name="P22">// Overload &gt;&gt;.</text:p>
      <text:p text:style-name="P22">coord coord::operator&gt;&gt;(int i)</text:p>
      <text:p text:style-name="P22">{</text:p>
      <text:p text:style-name="P22"><text:s text:c="2"/>coord temp;</text:p>
      <text:p text:style-name="P22"/>
      <text:p text:style-name="P22"><text:s text:c="2"/>temp.x = x &gt;&gt; i;</text:p>
      <text:p text:style-name="P22"><text:s text:c="2"/>temp.y = y &gt;&gt; i;</text:p>
      <text:p text:style-name="P22"/>
      <text:p text:style-name="P22"><text:s text:c="2"/>return temp;</text:p>
      <text:p text:style-name="P22">}</text:p>
      <text:p text:style-name="P22"/>
      <text:p text:style-name="P22">int main()</text:p>
      <text:p text:style-name="P22">{</text:p>
      <text:p text:style-name="P22"><text:s text:c="2"/>coord o1(4, 4), o2;</text:p>
      <text:p text:style-name="P22"><text:s text:c="2"/>int x, y;</text:p>
      <text:p text:style-name="P22"><text:s/></text:p>
      <text:p text:style-name="P22"><text:s text:c="2"/>o2 = o1 &lt;&lt; 2; <text:s/>// ob &lt;&lt; int</text:p>
      <text:p text:style-name="P22"><text:s text:c="2"/>o2.get_xy(x, y);</text:p>
      <text:p text:style-name="P22"><text:s text:c="2"/>cout &lt;&lt; "(o1&lt;&lt;2) X: " &lt;&lt; x &lt;&lt; ", Y: " &lt;&lt; y &lt;&lt; "\n";</text:p>
      <text:p text:style-name="P22"/>
      <text:p text:style-name="P22"><text:s text:c="2"/>o2 = o1 &gt;&gt; 2; // ob &gt;&gt; int</text:p>
      <text:p text:style-name="P22"><text:s text:c="2"/>o2.get_xy(x, y);</text:p>
      <text:p text:style-name="P22"><text:s text:c="2"/>cout &lt;&lt; "(o1&gt;&gt;2) X: " &lt;&lt; x &lt;&lt; ", Y: " &lt;&lt; y &lt;&lt; "\n";</text:p>
      <text:p text:style-name="P22"><text:soft-page-break/></text:p>
      <text:p text:style-name="P22"><text:s text:c="2"/>return 0;</text:p>
      <text:p text:style-name="P22">}</text:p>
      <text:p text:style-name="P22"/>
      <text:p text:style-name="P22"/>
      <text:p text:style-name="P22"/>
      <text:p text:style-name="P22"/>
      <text:p text:style-name="P12">Index : <text:span text:style-name="T6">07</text:span> : <text:span text:style-name="T7">Given the following skeleton,fill in the constructor function for my derived. Have it pass along a pointer to an initialization string my base also have mydrived() initialize len to the length of the string.</text:span></text:p>
      <text:p text:style-name="P8"/>
      <text:p text:style-name="P8"/>
      <text:p text:style-name="P8">Solution : </text:p>
      <text:p text:style-name="P8"/>
      <text:p text:style-name="P20">#include&lt;iostream&gt;</text:p>
      <text:p text:style-name="P20">#include&lt;cstring&gt;</text:p>
      <text:p text:style-name="P20">using namespace std;</text:p>
      <text:p text:style-name="P20"/>
      <text:p text:style-name="P20">class mybase {</text:p>
      <text:p text:style-name="P20"><text:s/>char str[80];</text:p>
      <text:p text:style-name="P20">public:</text:p>
      <text:p text:style-name="P20"><text:s text:c="2"/>mybase (char *s) {strcpy (str, s); }</text:p>
      <text:p text:style-name="P20"><text:s text:c="2"/>char *get() {return str; }</text:p>
      <text:p text:style-name="P20">};</text:p>
      <text:p text:style-name="P20"/>
      <text:p text:style-name="P20">class myderived : public mybase {</text:p>
      <text:p text:style-name="P20"><text:s text:c="2"/>int len;</text:p>
      <text:p text:style-name="P20">public:</text:p>
      <text:p text:style-name="P20"><text:s text:c="4"/>myderived(char *s) : mybase(s) {</text:p>
      <text:p text:style-name="P20"><text:s text:c="4"/>len = strlen(s);</text:p>
      <text:p text:style-name="P20"><text:s text:c="4"/>}</text:p>
      <text:p text:style-name="P20"><text:s text:c="4"/>int getlen() {return len; }</text:p>
      <text:p text:style-name="P20"><text:s text:c="4"/>void show() {cout &lt;&lt; get() &lt;&lt; '\n'; }</text:p>
      <text:p text:style-name="P20"><text:s text:c="4"/>};</text:p>
      <text:p text:style-name="P20"/>
      <text:p text:style-name="P20"><text:s text:c="4"/>int main()</text:p>
      <text:p text:style-name="P20"><text:s text:c="4"/>{</text:p>
      <text:p text:style-name="P20"><text:s text:c="8"/>myderived ob("hello");</text:p>
      <text:p text:style-name="P20"/>
      <text:p text:style-name="P20"><text:s text:c="8"/>ob.show();</text:p>
      <text:p text:style-name="P20"><text:s text:c="8"/>cout &lt;&lt; ob.getlen() &lt;&lt; '\n';</text:p>
      <text:p text:style-name="P20"/>
      <text:p text:style-name="P20"><text:s text:c="8"/>return 0;</text:p>
      <text:p text:style-name="P20"><text:s text:c="4"/>}</text:p>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12">Index : <text:span text:style-name="T6">08</text:span> : <text:span text:style-name="T5">Using the following skeleton,create a appropriate car() and truck constructor function.</text:span></text:p>
      <text:p text:style-name="P9"/>
      <text:p text:style-name="P9"/>
      <text:p text:style-name="P9">Solution : </text:p>
      <text:p text:style-name="P9"/>
      <text:p text:style-name="P20">#include&lt;iostream&gt;</text:p>
      <text:p text:style-name="P20">using namespace std;</text:p>
      <text:p text:style-name="P20"/>
      <text:p text:style-name="P20">//A base class for various types of vehicles.</text:p>
      <text:p text:style-name="P20">class vehicle {</text:p>
      <text:p text:style-name="P20"><text:s text:c="3"/>int num_wheels;</text:p>
      <text:p text:style-name="P20"><text:s text:c="3"/>int range;</text:p>
      <text:p text:style-name="P20">public:</text:p>
      <text:p text:style-name="P20"><text:s text:c="4"/>vehicle(int w,int r)</text:p>
      <text:p text:style-name="P20"><text:s text:c="4"/>{</text:p>
      <text:p text:style-name="P20"><text:s text:c="4"/>num_wheels = w; range = 1;</text:p>
      <text:p text:style-name="P20"><text:s text:c="4"/>}</text:p>
      <text:p text:style-name="P20"><text:s text:c="4"/>void showv()</text:p>
      <text:p text:style-name="P20"><text:s text:c="4"/>{</text:p>
      <text:p text:style-name="P20"><text:s text:c="4"/>cout &lt;&lt; "Wheels: " &lt;&lt; num_wheels &lt;&lt; '\n';</text:p>
      <text:p text:style-name="P20"><text:s text:c="4"/>cout &lt;&lt; "Range: " &lt;&lt; range &lt;&lt; '\n';</text:p>
      <text:p text:style-name="P20"><text:s text:c="4"/>}</text:p>
      <text:p text:style-name="P20"><text:s/>};</text:p>
      <text:p text:style-name="P20"/>
      <text:p text:style-name="P20"><text:s/>class car : public vehicle {</text:p>
      <text:p text:style-name="P20"><text:s/>int passengers;</text:p>
      <text:p text:style-name="P20"><text:s/>public:</text:p>
      <text:p text:style-name="P20"><text:s text:c="5"/>car(int p, int w, int r) : vehicle(w,r)</text:p>
      <text:p text:style-name="P20"><text:s text:c="5"/>{</text:p>
      <text:p text:style-name="P20"><text:s text:c="5"/>passengers = p;</text:p>
      <text:p text:style-name="P20"><text:s text:c="5"/>}</text:p>
      <text:p text:style-name="P20"><text:s text:c="5"/>void show()</text:p>
      <text:p text:style-name="P20"><text:s text:c="5"/>{</text:p>
      <text:p text:style-name="P20"><text:s text:c="9"/>showv();</text:p>
      <text:p text:style-name="P20"><text:s text:c="9"/>cout &lt;&lt; "Passengers: " &lt;&lt; passengers &lt;&lt; '\n';</text:p>
      <text:p text:style-name="P20"><text:s text:c="5"/>}</text:p>
      <text:p text:style-name="P20"><text:s text:c="5"/>};</text:p>
      <text:p text:style-name="P20"/>
      <text:p text:style-name="P20"><text:s text:c="5"/>class truck : public vehicle {</text:p>
      <text:p text:style-name="P20"><text:s text:c="5"/>int loadlimit;</text:p>
      <text:p text:style-name="P20"><text:s/>public:</text:p>
      <text:p text:style-name="P20"><text:s text:c="5"/>truck(int l, int w, int r) : vehicle(w,r)</text:p>
      <text:p text:style-name="P20"><text:s text:c="5"/>{</text:p>
      <text:p text:style-name="P20"><text:s text:c="5"/>loadlimit = l;</text:p>
      <text:p text:style-name="P20"><text:soft-page-break/><text:s text:c="5"/>}</text:p>
      <text:p text:style-name="P20"><text:s text:c="5"/>void show()</text:p>
      <text:p text:style-name="P20"><text:s text:c="5"/>{</text:p>
      <text:p text:style-name="P20"><text:s text:c="5"/>showv();</text:p>
      <text:p text:style-name="P20"><text:s text:c="5"/>cout &lt;&lt; "loadlimit: " &lt;&lt; loadlimit &lt;&lt; '\n';</text:p>
      <text:p text:style-name="P20"><text:s text:c="5"/>}</text:p>
      <text:p text:style-name="P20"><text:s text:c="5"/>};</text:p>
      <text:p text:style-name="P20"/>
      <text:p text:style-name="P20"><text:s text:c="4"/>int main()</text:p>
      <text:p text:style-name="P20"><text:s text:c="4"/>{</text:p>
      <text:p text:style-name="P20"><text:s text:c="8"/>car c(5, 4, 500);</text:p>
      <text:p text:style-name="P20"><text:s text:c="8"/>truck t(30000, 12, 1200);</text:p>
      <text:p text:style-name="P20"/>
      <text:p text:style-name="P20"><text:s text:c="8"/>cout &lt;&lt; "Car: \n";</text:p>
      <text:p text:style-name="P20"><text:s text:c="8"/>c.show();</text:p>
      <text:p text:style-name="P20"><text:s text:c="8"/>cout &lt;&lt; "\nTruck: \n";</text:p>
      <text:p text:style-name="P20"><text:s text:c="8"/>t.show();</text:p>
      <text:p text:style-name="P20"/>
      <text:p text:style-name="P20"><text:s text:c="8"/>return 0;</text:p>
      <text:p text:style-name="P20"><text:s text:c="4"/>}</text:p>
      <text:p text:style-name="P16"/>
      <text:p text:style-name="P16"/>
      <text:p text:style-name="P16"/>
      <text:p text:style-name="P16"/>
      <text:p text:style-name="P9">Index : <text:span text:style-name="T11">09</text:span> : <text:span text:style-name="T5">Create a <text:s/>generic base class called building that stores the number of floors a building has.</text:span></text:p>
      <text:p text:style-name="P9"/>
      <text:p text:style-name="P9"/>
      <text:p text:style-name="P9">Solution :</text:p>
      <text:p text:style-name="P16"/>
      <text:p text:style-name="P16"/>
      <text:p text:style-name="P16"/>
      <text:p text:style-name="P19"/>
      <text:p text:style-name="P19">#include&lt;iostream&gt;</text:p>
      <text:p text:style-name="P19">using namespace std;</text:p>
      <text:p text:style-name="P19"/>
      <text:p text:style-name="P19">class building {</text:p>
      <text:p text:style-name="P19">protected:</text:p>
      <text:p text:style-name="P19"><text:s text:c="4"/>int floors;</text:p>
      <text:p text:style-name="P19"><text:s text:c="4"/>int rooms;</text:p>
      <text:p text:style-name="P19"><text:s text:c="4"/>double footage;</text:p>
      <text:p text:style-name="P19">};</text:p>
      <text:p text:style-name="P19"/>
      <text:p text:style-name="P19">class house : public building {</text:p>
      <text:p text:style-name="P19"><text:s text:c="4"/>int bedrooms;</text:p>
      <text:p text:style-name="P19"><text:s text:c="4"/>int bathrooms;</text:p>
      <text:p text:style-name="P19">public:</text:p>
      <text:p text:style-name="P19"><text:s text:c="4"/>house(int f, int r, double ft, int br, int bth) {</text:p>
      <text:p text:style-name="P19"><text:s text:c="4"/>floors = f; rooms = r; footage = ft;</text:p>
      <text:p text:style-name="P19"><text:s text:c="4"/>bedrooms = br; bathrooms = bth;</text:p>
      <text:p text:style-name="P19"><text:s text:c="2"/>}</text:p>
      <text:p text:style-name="P19"><text:s text:c="2"/>void show() {</text:p>
      <text:p text:style-name="P19"><text:soft-page-break/><text:s text:c="2"/>cout &lt;&lt; "floors: " &lt;&lt; floors &lt;&lt; '\n';</text:p>
      <text:p text:style-name="P19"><text:s text:c="2"/>cout &lt;&lt; "rooms: " &lt;&lt; rooms &lt;&lt; '\n';</text:p>
      <text:p text:style-name="P19"><text:s text:c="2"/>cout &lt;&lt; "square footage: " &lt;&lt; footage &lt;&lt; '\n';</text:p>
      <text:p text:style-name="P19"><text:s text:c="2"/>cout &lt;&lt; "bedrooms: " &lt;&lt; bedrooms &lt;&lt; '\n';</text:p>
      <text:p text:style-name="P19"><text:s text:c="2"/>cout &lt;&lt; "bathrooms: " &lt;&lt; bathrooms &lt;&lt; '\n';</text:p>
      <text:p text:style-name="P19"><text:s text:c="2"/>}</text:p>
      <text:p text:style-name="P19"><text:s/>};</text:p>
      <text:p text:style-name="P19"/>
      <text:p text:style-name="P19"><text:s/>class office : public building {</text:p>
      <text:p text:style-name="P19"><text:s text:c="2"/>int phones;</text:p>
      <text:p text:style-name="P19"><text:s text:c="2"/>int extinguishers;</text:p>
      <text:p text:style-name="P19">public:</text:p>
      <text:p text:style-name="P19"><text:s text:c="2"/>office(int f, int r, double ft, int p, int ext) {</text:p>
      <text:p text:style-name="P19"><text:s text:c="3"/>floors = f; rooms = r; footage = ft;</text:p>
      <text:p text:style-name="P19"><text:s text:c="3"/>phones = p; extinguishers = ext;</text:p>
      <text:p text:style-name="P19"><text:s text:c="3"/>}</text:p>
      <text:p text:style-name="P19"><text:s text:c="3"/>void show() {</text:p>
      <text:p text:style-name="P19"><text:s text:c="3"/>cout &lt;&lt; "floors: " &lt;&lt; floors &lt;&lt; '\n';</text:p>
      <text:p text:style-name="P19"><text:s text:c="3"/>cout &lt;&lt; "rooms: " &lt;&lt; rooms &lt;&lt; '\n';</text:p>
      <text:p text:style-name="P19"><text:s text:c="3"/>cout &lt;&lt; "square footage: " &lt;&lt; footage &lt;&lt; '\n';</text:p>
      <text:p text:style-name="P19"><text:s text:c="3"/>cout &lt;&lt; "Telephones: " &lt;&lt; phones &lt;&lt; '\n';</text:p>
      <text:p text:style-name="P19"><text:s text:c="3"/>cout &lt;&lt; "fire extinguishers: ";</text:p>
      <text:p text:style-name="P19"><text:s text:c="3"/>cout &lt;&lt; extinguishers &lt;&lt; '\n';</text:p>
      <text:p text:style-name="P19"><text:s text:c="3"/>}</text:p>
      <text:p text:style-name="P19"><text:s/>};</text:p>
      <text:p text:style-name="P19"/>
      <text:p text:style-name="P19"><text:s/>int main()</text:p>
      <text:p text:style-name="P19"><text:s/>{</text:p>
      <text:p text:style-name="P19"><text:s text:c="5"/>house h_ob(2, 12, 5000, 6, 4);</text:p>
      <text:p text:style-name="P19"><text:s text:c="5"/>office o_ob(4, 25, 12000, 30, 8);</text:p>
      <text:p text:style-name="P19"/>
      <text:p text:style-name="P19"><text:s text:c="5"/>cout &lt;&lt; "House: \n";</text:p>
      <text:p text:style-name="P19"><text:s text:c="5"/>h_ob.show();</text:p>
      <text:p text:style-name="P19"/>
      <text:p text:style-name="P19"><text:s text:c="5"/>cout &lt;&lt; "\nOffice: \n";</text:p>
      <text:p text:style-name="P19"><text:s text:c="5"/>o_ob.show();</text:p>
      <text:p text:style-name="P19"><text:s text:c="5"/>return 0;</text:p>
      <text:p text:style-name="P19"><text:s/>}</text:p>
      <text:p text:style-name="P16"/>
      <text:p text:style-name="P16"/>
      <text:p text:style-name="P16"/>
      <text:p text:style-name="P9">Index : <text:span text:style-name="T3">10</text:span> : <text:span text:style-name="T5">Write a program that creates a base class called num. Have this class hold an integer value and contain a virtual function called shownum(). Create two derived classes called outhex and outoct that inherit num. Have the derived classes override shownum() so that it displays the value in hexadecimal and octal,respectively.</text:span></text:p>
      <text:p text:style-name="P9"/>
      <text:p text:style-name="P9"/>
      <text:p text:style-name="P9">Solution :</text:p>
      <text:p text:style-name="P9"/>
      <text:p text:style-name="P9"/>
      <text:p text:style-name="P18">#include&lt;iostream&gt;</text:p>
      <text:p text:style-name="P18">using namespace std;</text:p>
      <text:p text:style-name="P18"><text:soft-page-break/></text:p>
      <text:p text:style-name="P18">class num</text:p>
      <text:p text:style-name="P18">{</text:p>
      <text:p text:style-name="P18">public:</text:p>
      <text:p text:style-name="P18"><text:s text:c="4"/>int i;</text:p>
      <text:p text:style-name="P18"><text:s text:c="4"/>num(int x){i=x;}</text:p>
      <text:p text:style-name="P18"><text:s text:c="4"/>virtual void shownum() <text:s/>{cout&lt;&lt; "Integer : " &lt;&lt; i&lt;&lt; "\n";} <text:s text:c="5"/>//virtual function declaration in base class.</text:p>
      <text:p text:style-name="P18">};</text:p>
      <text:p text:style-name="P18"/>
      <text:p text:style-name="P18">class outhex:public num<text:tab/><text:tab/>//outhex class inherits num class as public.</text:p>
      <text:p text:style-name="P18">{</text:p>
      <text:p text:style-name="P18">public:</text:p>
      <text:p text:style-name="P18"><text:s text:c="4"/>outhex(int n):num(n){}<text:tab/>//passing an integer value to base class’ constructor.</text:p>
      <text:p text:style-name="P18"><text:s text:c="4"/>void shownum(){cout &lt;&lt; "Hexademical : " &lt;&lt;hex &lt;&lt; i &lt;&lt; '\n';} <text:s/>//converting an integrer <text:s/>to hexademical</text:p>
      <text:p text:style-name="P18">};</text:p>
      <text:p text:style-name="P18"/>
      <text:p text:style-name="P18">class outoct:public num<text:tab/><text:tab/>//outoct class inherits num class as public.</text:p>
      <text:p text:style-name="P18">{</text:p>
      <text:p text:style-name="P18">public:</text:p>
      <text:p text:style-name="P18"><text:s text:c="4"/>outoct(int n):num(n){}<text:tab/>//passing an integer value to base class’ constructor.</text:p>
      <text:p text:style-name="P18"><text:s text:c="4"/>void shownum(){cout &lt;&lt; "Octal : " &lt;&lt;oct &lt;&lt; i &lt;&lt; '\n';} <text:tab/><text:tab/>//converting an integrer <text:s/>to octal.</text:p>
      <text:p text:style-name="P18">};</text:p>
      <text:p text:style-name="P18"/>
      <text:p text:style-name="P18">main()</text:p>
      <text:p text:style-name="P18">{</text:p>
      <text:p text:style-name="P18"><text:s text:c="4"/>num d(20191);</text:p>
      <text:p text:style-name="P18"><text:s text:c="4"/>outoct o(20191);</text:p>
      <text:p text:style-name="P18"><text:s text:c="4"/>outhex h(20191);</text:p>
      <text:p text:style-name="P18"/>
      <text:p text:style-name="P18"><text:s text:c="4"/>d.shownum();</text:p>
      <text:p text:style-name="P18"><text:s text:c="4"/>o.shownum();</text:p>
      <text:p text:style-name="P18"><text:s text:c="4"/>h.shownum();</text:p>
      <text:p text:style-name="P18"/>
      <text:p text:style-name="P18">}</text:p>
      <text:p text:style-name="P16"/>
      <text:p text:style-name="P11">Index : <text:span text:style-name="T3">11</text:span> : <text:span text:style-name="T4">Write a program that create a base class called dist that stores the distance between two points in a double variable. In dist, create a virtual function called trav_time() that outputs the time <text:s/>it takes to travel the distance. The spreed is 60 miles per hour. In a derived class called metric, override trav_time() so that it outputs the travel time assuming that the distance is in kilometers and the spreed is 100 kilometers per hour.</text:span></text:p>
      <text:p text:style-name="P9"/>
      <text:p text:style-name="P9">Solution :</text:p>
      <text:p text:style-name="P16"/>
      <text:p text:style-name="P18">#include&lt;iostream&gt;</text:p>
      <text:p text:style-name="P18">using namespace std;</text:p>
      <text:p text:style-name="P18"/>
      <text:p text:style-name="P18">class dist</text:p>
      <text:p text:style-name="P18">{</text:p>
      <text:p text:style-name="P18">public:</text:p>
      <text:p text:style-name="P18"><text:s text:c="4"/>double d;</text:p>
      <text:p text:style-name="P18"><text:soft-page-break/><text:s text:c="4"/>dist(int f){d=f;}</text:p>
      <text:p text:style-name="P18"><text:s text:c="3"/>//virtual function declaration in base class.</text:p>
      <text:p text:style-name="P18"><text:s text:c="4"/>virtual void trav_time()</text:p>
      <text:p text:style-name="P18"><text:s text:c="4"/>{</text:p>
      <text:p text:style-name="P18">cout&lt;&lt;"Travle time at 60 mph: "&lt;&lt;d/60&lt;&lt;"\n";</text:p>
      <text:p text:style-name="P18"><text:s text:c="5"/>}</text:p>
      <text:p text:style-name="P18">};</text:p>
      <text:p text:style-name="P18"/>
      <text:p text:style-name="P18">class metric : public dist<text:tab/><text:tab/>// metric class inherits dist class as public.</text:p>
      <text:p text:style-name="P18">{</text:p>
      <text:p text:style-name="P18">public:</text:p>
      <text:p text:style-name="P18"><text:s text:c="4"/>metric(double f):dist(f){}</text:p>
      <text:p text:style-name="P18"><text:s text:c="4"/>void trav_time(){cout&lt;&lt;"Travle time at 100 kmp: "&lt;&lt;d/100&lt;&lt;"\n";}</text:p>
      <text:p text:style-name="P18">};</text:p>
      <text:p text:style-name="P18"/>
      <text:p text:style-name="P18">main()</text:p>
      <text:p text:style-name="P18">{</text:p>
      <text:p text:style-name="P18"><text:s text:c="4"/>dist *p; <text:s text:c="5"/>//creating an object pointer.</text:p>
      <text:p text:style-name="P18"><text:s text:c="4"/>dist mph(90.56);</text:p>
      <text:p text:style-name="P18"><text:s text:c="4"/>metric kph(90);</text:p>
      <text:p text:style-name="P18"/>
      <text:p text:style-name="P18"><text:s text:c="4"/>p=&amp;mph;<text:tab/><text:tab/>//assigning the address of an object to the object pointer.</text:p>
      <text:p text:style-name="P18"><text:s text:c="4"/>p-&gt;trav_time();</text:p>
      <text:p text:style-name="P18"/>
      <text:p text:style-name="P18"><text:s text:c="4"/>p=&amp;kph;</text:p>
      <text:p text:style-name="P18"><text:s text:c="4"/>p-&gt;trav_time();</text:p>
      <text:p text:style-name="P18">}</text:p>
      <text:p text:style-name="P16"/>
      <text:p text:style-name="P11">Index : <text:span text:style-name="T3">12</text:span> : <text:span text:style-name="T4">Write a generic function, called min(), that returns the <text:s/>lesser of its two arguments. Demonstrate your function in a program.</text:span></text:p>
      <text:p text:style-name="P10"/>
      <text:p text:style-name="P10">Solution :</text:p>
      <text:p text:style-name="P16"/>
      <text:p text:style-name="P16"/>
      <text:p text:style-name="P17">#include&lt;iostream&gt;</text:p>
      <text:p text:style-name="P17">using namespace std;</text:p>
      <text:p text:style-name="P17"/>
      <text:p text:style-name="P17">template &lt;class X&gt;</text:p>
      <text:p text:style-name="P17"/>
      <text:p text:style-name="P17">X minc(X a, X b)</text:p>
      <text:p text:style-name="P17">{</text:p>
      <text:p text:style-name="P17"><text:s text:c="4"/>return a;</text:p>
      <text:p text:style-name="P17">}</text:p>
      <text:p text:style-name="P17"/>
      <text:p text:style-name="P17"/>
      <text:p text:style-name="P17">int main()</text:p>
      <text:p text:style-name="P17">{</text:p>
      <text:p text:style-name="P17"><text:s text:c="4"/>int a=3,b=4;</text:p>
      <text:p text:style-name="P17"><text:s text:c="4"/>char c='c',d='a';</text:p>
      <text:p text:style-name="P17"><text:s text:c="4"/>cout&lt;&lt;minc(a,b)&lt;&lt;endl;</text:p>
      <text:p text:style-name="P17"><text:s text:c="4"/>cout&lt;&lt;minc(c,d)&lt;&lt;endl;</text:p>
      <text:p text:style-name="P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20:25:37.262237443</meta:creation-date>
    <dc:date>2018-09-22T08:41:32.733556548</dc:date>
    <meta:editing-duration>PT43M31S</meta:editing-duration>
    <meta:editing-cycles>10</meta:editing-cycles>
    <meta:generator>LibreOffice/5.1.6.2$Linux_X86_64 LibreOffice_project/10m0$Build-2</meta:generator>
    <meta:document-statistic meta:table-count="1" meta:image-count="0" meta:object-count="0" meta:page-count="14" meta:paragraph-count="530" meta:word-count="2380" meta:character-count="13658" meta:non-whitespace-character-count="10760"/>
  </office:meta>
</office:document-meta>
</file>